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6000001B210913F35BA64D435.png" manifest:media-type="image/png"/>
  <manifest:file-entry manifest:full-path="Pictures/100002010000026D00000256D853EA6C839E3065.png" manifest:media-type="image/png"/>
  <manifest:file-entry manifest:full-path="Pictures/100002010000033300000174444A42B1F65859B9.png" manifest:media-type="image/png"/>
  <manifest:file-entry manifest:full-path="Pictures/100002010000032400000289C4E16619E18EC0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511" officeooo:paragraph-rsid="0019951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9511" officeooo:paragraph-rsid="0019951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 1 ASCII ART<text:tab/><text:tab/>LBO 2022-2023</text:p>
      <text:p text:style-name="P1"><draw:frame draw:style-name="fr1" draw:name="Image1" text:anchor-type="char" svg:x="2.037cm" svg:y="0.312cm" svg:width="11.917cm" svg:height="9.618cm" draw:z-index="0"><draw:image xlink:href="Pictures/100002010000032400000289C4E16619E18EC0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2.087cm" svg:y="0.49cm" svg:width="11.77cm" svg:height="5.345cm" draw:z-index="1"><draw:image xlink:href="Pictures/100002010000033300000174444A42B1F65859B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2.157cm" svg:y="0.134cm" svg:width="10.038cm" svg:height="9.666cm" draw:z-index="2"><draw:image xlink:href="Pictures/100002010000026D00000256D853EA6C839E30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2.036cm" svg:y="0.344cm" svg:width="11.83cm" svg:height="8.363cm" draw:z-index="3"><draw:image xlink:href="Pictures/1000020100000266000001B210913F35BA64D43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4:55:23.293629225</meta:creation-date>
    <dc:date>2022-06-11T15:01:57.091262999</dc:date>
    <meta:editing-duration>PT6M34S</meta:editing-duration>
    <meta:editing-cycles>1</meta:editing-cycles>
    <meta:document-statistic meta:table-count="0" meta:image-count="4" meta:object-count="0" meta:page-count="2" meta:paragraph-count="1" meta:word-count="6" meta:character-count="29" meta:non-whitespace-character-count="23"/>
    <meta:generator>LibreOffice/6.4.7.2$Linux_X86_64 LibreOffice_project/40$Build-2</meta:generator>
  </office:meta>
</office:document-meta>
</file>